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1a columna<text:tab/><text:tab/><text:tab/><text:tab/><text:tab/><text:tab/><text:tab/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2a column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Noto Sans CJK SC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loext:margin-gutter="0cm" style:footnote-max-height="0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11-11T08:14:39.310395650</meta:creation-date>
    <dc:date>2022-11-11T08:22:54.855761196</dc:date>
    <meta:editing-duration>PT8M16S</meta:editing-duration>
    <meta:editing-cycles>1</meta:editing-cycles>
    <meta:generator>OpenOffice/4.1.13$Win32 OpenOffice.org_project/4113m1$Build-9810</meta:generator>
    <meta:document-statistic meta:table-count="0" meta:image-count="0" meta:object-count="0" meta:page-count="1" meta:paragraph-count="2" meta:word-count="4" meta:character-count="28"/>
  </office:meta>
</office:document-meta>
</file>